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73cm" fo:min-width="2.6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99cm" svg:height="6.668cm" draw:transform="skewX (0.000349065850398866) rotate (1.5707963267949) translate (13.062cm 15.919cm)">
          <text:p/>
          <draw:enhanced-geometry svg:viewBox="0 0 21600 21600" draw:glue-points="?f0 0 ?f1 10800 0 21600 10800 21600 21600 21600 ?f7 10800" draw:text-areas="?f1 10800 ?f2 18000 ?f3 7200 ?f4 21600" draw:mirror-horizontal="true" draw:type="isosceles-triangle" draw:modifiers="10638.450637694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13.065cm" svg:y1="12.748cm" svg:x2="1.317cm" svg:y2="13.065cm">
          <text:p/>
        </draw:line>
        <draw:line draw:style-name="gr3" draw:text-style-name="P2" draw:layer="layout" svg:x1="9.572cm" svg:y1="9.632cm" svg:x2="12.186cm" svg:y2="12.747cm">
          <text:p/>
        </draw:line>
        <draw:line draw:style-name="gr3" draw:text-style-name="P2" draw:layer="layout" svg:x1="5.219cm" svg:y1="9.803cm" svg:x2="7.833cm" svg:y2="12.918cm">
          <text:p/>
        </draw:line>
        <draw:line draw:style-name="gr4" draw:text-style-name="P2" draw:layer="layout" svg:x1="3.54cm" svg:y1="16.24cm" svg:x2="6.285cm" svg:y2="12.968cm">
          <text:p/>
        </draw:line>
        <draw:line draw:style-name="gr5" draw:text-style-name="P2" draw:layer="layout" svg:x1="8.62cm" svg:y1="16.24cm" svg:x2="11.047cm" svg:y2="12.81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11T10:26:24.189520232</meta:creation-date>
    <dc:date>2025-01-11T11:19:13.120685738</dc:date>
    <meta:editing-duration>PT12M8S</meta:editing-duration>
    <meta:editing-cycles>1</meta:editing-cycles>
    <meta:document-statistic meta:object-count="6"/>
    <meta:generator>LibreOffice/7.3.7.2$Linux_X86_64 LibreOffice_project/30$Build-2</meta:generator>
  </office:meta>
</office:document-meta>
</file>